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1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7.107cm" style:rel-column-width="16813*"/>
    </style:style>
    <style:style style:name="Tabla2.E" style:family="table-column">
      <style:table-column-properties style:column-width="7.396cm" style:rel-column-width="17497*"/>
    </style:style>
    <style:style style:name="Tabla2.F" style:family="table-column">
      <style:table-column-properties style:column-width="4.002cm" style:rel-column-width="94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e8b2" style:font-weight-asian="bold" style:font-weight-complex="bold"/>
    </style:style>
    <style:style style:name="P3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Arial1" fo:font-size="18pt" fo:font-weight="bold" officeooo:rsid="002db10e" officeooo:paragraph-rsid="0049fcc3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e8b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e8b2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e8b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e8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4cfd57" officeooo:paragraph-rsid="004cfd57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4dc6ca" officeooo:paragraph-rsid="004dc6ca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50bdb7" officeooo:paragraph-rsid="0050bdb7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officeooo:rsid="005117d8" officeooo:paragraph-rsid="005117d8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52b7d9" officeooo:paragraph-rsid="0052b7d9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18" style:family="paragraph" style:parent-style-name="Standard">
      <style:text-properties officeooo:paragraph-rsid="002bce7d"/>
    </style:style>
    <style:style style:name="P19" style:family="paragraph" style:parent-style-name="Standard">
      <style:text-properties fo:font-size="8pt" officeooo:paragraph-rsid="004ae8b2" style:font-size-asian="7pt" style:font-size-complex="8pt"/>
    </style:style>
    <style:style style:name="P2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0a11e8" officeooo:paragraph-rsid="004f0691" style:font-weight-asian="normal" style:font-weight-complex="normal"/>
    </style:style>
    <style:style style:name="P21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a94" officeooo:paragraph-rsid="005aaa94" style:font-weight-asian="normal" style:font-weight-complex="normal"/>
    </style:style>
    <style:style style:name="P2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officeooo:rsid="000a11e8" officeooo:paragraph-rsid="004f0691"/>
    </style:style>
    <style:style style:name="P2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officeooo:rsid="005aaa94" officeooo:paragraph-rsid="005aaa94"/>
    </style:style>
    <style:style style:name="P2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officeooo:rsid="005bbec5" officeooo:paragraph-rsid="005bbec5"/>
    </style:style>
    <style:style style:name="P2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officeooo:rsid="005ffe07" officeooo:paragraph-rsid="005ffe07"/>
    </style:style>
    <style:style style:name="P2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officeooo:rsid="0064a9a3" officeooo:paragraph-rsid="0064a9a3"/>
    </style:style>
    <style:style style:name="P27" style:family="paragraph" style:parent-style-name="Table_20_Contents" style:list-style-name="L2">
      <style:paragraph-properties fo:text-align="center" style:justify-single-word="false"/>
      <style:text-properties style:font-name="Calibri" fo:font-size="8pt" officeooo:rsid="0050bdb7" officeooo:paragraph-rsid="0050bdb7" style:font-size-asian="8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color="#000000" loext:opacity="100%" fo:font-weight="normal" officeooo:rsid="00541d8a" style:font-weight-asian="normal" style:font-weight-complex="normal"/>
    </style:style>
    <style:style style:name="T5" style:family="text">
      <style:text-properties fo:color="#000000" loext:opacity="100%" fo:font-size="12pt" fo:letter-spacing="-0.016cm" fo:language="gl" fo:country="ES" fo:font-weight="normal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color="#000000" loext:opacity="100%" fo:font-size="12pt" fo:letter-spacing="-0.016cm" fo:language="gl" fo:country="ES" fo:font-weight="normal" officeooo:rsid="005aaa94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loext:opacity="100%" fo:font-size="12pt" fo:letter-spacing="-0.016cm" fo:language="gl" fo:country="ES" fo:font-weight="normal" officeooo:rsid="005bbec5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loext:opacity="100%" fo:font-size="12pt" fo:letter-spacing="-0.016cm" fo:language="gl" fo:country="ES" fo:font-weight="normal" officeooo:rsid="005d8f24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size="12pt" fo:letter-spacing="-0.016cm" fo:language="gl" fo:country="ES" fo:font-weight="normal" officeooo:rsid="005dd376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fo:font-size="12pt" fo:letter-spacing="-0.016cm" fo:language="gl" fo:country="ES" fo:font-weight="normal" officeooo:rsid="005e456a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size="12pt" fo:letter-spacing="-0.016cm" fo:language="gl" fo:country="ES" fo:font-weight="normal" officeooo:rsid="00627e19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letter-spacing="-0.016cm" fo:language="gl" fo:country="ES" fo:font-weight="normal" officeooo:rsid="0063e03d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fo:letter-spacing="-0.016cm" fo:language="gl" fo:country="ES" fo:font-weight="normal" officeooo:rsid="00659a5f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officeooo:rsid="00541d8a"/>
    </style:style>
    <style:style style:name="T15" style:family="text">
      <style:text-properties officeooo:rsid="005aaa9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967622584992">
          <table:table-cell table:style-name="Tabla1.A1" office:value-type="string">
            <text:p text:style-name="P3">E<text:span text:style-name="T1">nunciado</text:span></text:p>
          </table:table-cell>
        </table:table-row>
        <table:table-row table:style-name="TableLine1967483021968">
          <table:table-cell table:style-name="Tabla1.A2" office:value-type="string">
            <text:p text:style-name="P5"/>
            <text:p text:style-name="P21">El Concello de Vigo desea informatizar un servicio para las Navidades que empiece a funcionar en Teis, consistente en que los vecinos se disfracen de Reyes Magos, recojan las Peticiones de los Niños de la vecindad y participen en algún evento de diversión para los niños del vecindario.</text:p>
            <text:p text:style-name="P20">El <text:span text:style-name="T15">Alcalde</text:span>, <text:span text:style-name="T14">Fulgenci</text:span><text:span text:style-name="T15">o</text:span>, <text:span text:style-name="T14">ha</text:span> aportando la siguiente información:</text:p>
            <text:list xml:id="list2913141083" text:style-name="L1">
              <text:list-item>
                <text:p text:style-name="P22"><text:span text:style-name="T4">De c</text:span><text:span text:style-name="T3">ada </text:span><text:span text:style-name="T6">Vecino interesa conocer NIF, nombre, apellidos, dirección, teléfono.</text:span></text:p>
              </text:list-item>
              <text:list-item>
                <text:p text:style-name="P24"><text:span text:style-name="T6">D</text:span><text:span text:style-name="T5">e cada Niño interesa conocer NIF, nombre, apellidos. Cada Niño vive con, al menos, un Vecino que </text:span><text:span text:style-name="T9">ejercerá</text:span><text:span text:style-name="T5"> su patria potestad.</text:span></text:p>
              </text:list-item>
              <text:list-item>
                <text:p text:style-name="P23"><text:span text:style-name="T5">Los Vecinos </text:span><text:span text:style-name="T12">forman</text:span><text:span text:style-name="T5"> Grupos de vecinos con información del barrio, número de vecinos, nombre </text:span><text:span text:style-name="T7">de la agrupación de vecinos</text:span><text:span text:style-name="T5">, </text:span><text:span text:style-name="T7">dimensión del área que cubre y otros datos adicionales.</text:span></text:p>
              </text:list-item>
              <text:list-item>
                <text:p text:style-name="P26"><text:span text:style-name="T7">D</text:span><text:span text:style-name="T5">e los Reyes Magos interesa conocer nombre, procedencia y otros datos de interés. Cada Rey Mago será encarnado por un Vecino de la Comunidad e interesa guardar año, valoración y algún dato adicional de la representación.</text:span></text:p>
              </text:list-item>
              <text:list-item>
                <text:p text:style-name="P23"><text:span text:style-name="T5">De cada Petición de los Niños interesa conocer los Regalos que ha solicitado, en un número comprendido entre 3 y 5. </text:span><text:span text:style-name="T11">Dicha Petición será entregada a un Rey Mago.</text:span></text:p>
              </text:list-item>
              <text:list-item>
                <text:p text:style-name="P23"><text:span text:style-name="T5">De cada Regalo interesa conocer el tipo, nombre, breve descripción, edad recomendada y otros datos.</text:span></text:p>
              </text:list-item>
              <text:list-item>
                <text:p text:style-name="P25"><text:span text:style-name="T8">D</text:span><text:span text:style-name="T5">e los Eventos interesa conocer nombre, fecha, hora, duración y lugar en el que se desarrollará. </text:span><text:span text:style-name="T10">A estos asisten, </text:span><text:span text:style-name="T5">tanto </text:span><text:span text:style-name="T10">los Niños del vecindario </text:span><text:span text:style-name="T5">como los Reyes Magos. </text:span><text:span text:style-name="T13">Cada Evento es organizado por un Grupo de Vecinos.</text:span></text:p>
              </text:list-item>
            </text:list>
            <text:p text:style-name="P4"/>
          </table:table-cell>
        </table:table-row>
      </table:table>
      <text:p text:style-name="P18"/>
      <text:p text:style-name="P18"/>
      <text:p text:style-name="P18"/>
      <table:table table:name="Tabla11" table:style-name="Tabla11">
        <table:table-column table:style-name="Tabla11.A"/>
        <table:table-row table:style-name="TableLine1967483011600">
          <table:table-cell table:style-name="Tabla11.A1" office:value-type="string">
            <text:p text:style-name="P3">Modelo Entidad/Relación</text:p>
          </table:table-cell>
        </table:table-row>
        <table:table-row table:style-name="Tabla11.2">
          <table:table-cell table:style-name="Tabla11.A2" office:value-type="string">
            <text:p text:style-name="P6"/>
          </table:table-cell>
        </table:table-row>
      </table:table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6">Entidad</text:p>
          </table:table-cell>
          <table:table-cell table:style-name="Tabla2.A1" office:value-type="string">
            <text:p text:style-name="P16">Clave primaria</text:p>
          </table:table-cell>
          <table:table-cell table:style-name="Tabla2.A1" office:value-type="string">
            <text:p text:style-name="P16">Clave Secundaria</text:p>
          </table:table-cell>
          <table:table-cell table:style-name="Tabla2.A1" office:value-type="string">
            <text:p text:style-name="P17">Clave foránea</text:p>
          </table:table-cell>
          <table:table-cell table:style-name="Tabla2.A1" office:value-type="string">
            <text:p text:style-name="P16">Atributos NO primos</text:p>
          </table:table-cell>
          <table:table-cell table:style-name="Tabla2.F1" office:value-type="string">
            <text:p text:style-name="P16">Atributos multivaluados</text:p>
          </table:table-cell>
        </table:table-row>
        <table:table-row table:style-name="TableLine1967629262608">
          <table:table-cell table:style-name="Tabla2.A2" office:value-type="string">
            <text:p text:style-name="P13"/>
          </table:table-cell>
          <table:table-cell table:style-name="Tabla2.B2" office:value-type="string">
            <text:p text:style-name="P13"/>
          </table:table-cell>
          <table:table-cell table:style-name="Tabla2.C2" office:value-type="string">
            <text:p text:style-name="P11"/>
          </table:table-cell>
          <table:table-cell table:style-name="Tabla2.D2" office:value-type="string">
            <text:p text:style-name="P8"/>
          </table:table-cell>
          <table:table-cell table:style-name="Tabla2.E2" office:value-type="string">
            <text:p text:style-name="P13"/>
          </table:table-cell>
          <table:table-cell table:style-name="Tabla2.F2" office:value-type="string">
            <text:p text:style-name="P12"/>
          </table:table-cell>
        </table:table-row>
        <table:table-row table:style-name="TableLine1967629250512">
          <table:table-cell table:style-name="Tabla2.A3" office:value-type="string">
            <text:p text:style-name="P13"/>
          </table:table-cell>
          <table:table-cell table:style-name="Tabla2.B3" office:value-type="string">
            <text:p text:style-name="P13"/>
          </table:table-cell>
          <table:table-cell table:style-name="Tabla2.C3" office:value-type="string">
            <text:p text:style-name="P12"/>
          </table:table-cell>
          <table:table-cell table:style-name="Tabla2.D3" office:value-type="string">
            <text:p text:style-name="P9"/>
          </table:table-cell>
          <table:table-cell table:style-name="Tabla2.E3" office:value-type="string">
            <text:list xml:id="list1558930805" text:style-name="L2">
              <text:list-header>
                <text:p text:style-name="P27"/>
              </text:list-header>
            </text:list>
          </table:table-cell>
          <table:table-cell table:style-name="Tabla2.F3" office:value-type="string">
            <text:p text:style-name="P7"/>
          </table:table-cell>
        </table:table-row>
        <table:table-row table:style-name="TableLine1967629252816"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14"/>
          </table:table-cell>
          <table:table-cell table:style-name="Tabla2.C4" office:value-type="string">
            <text:p text:style-name="P11"/>
          </table:table-cell>
          <table:table-cell table:style-name="Tabla2.D4" office:value-type="string">
            <text:p text:style-name="P15"/>
          </table:table-cell>
          <table:table-cell table:style-name="Tabla2.E4" office:value-type="string">
            <text:p text:style-name="P14"/>
          </table:table-cell>
          <table:table-cell table:style-name="Tabla2.F4" office:value-type="string">
            <text:p text:style-name="P10"/>
          </table:table-cell>
        </table:table-row>
      </table:table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 table:style-name="TableLine1967629254256">
          <table:table-cell table:style-name="Tabla3.A5" office:value-type="string">
            <text:p text:style-name="P14"/>
          </table:table-cell>
          <table:table-cell table:style-name="Tabla3.B5" office:value-type="string">
            <text:p text:style-name="P14"/>
          </table:table-cell>
          <table:table-cell table:style-name="Tabla3.C5" office:value-type="string">
            <text:p text:style-name="P15"/>
          </table:table-cell>
          <table:table-cell table:style-name="Tabla3.D5" office:value-type="string">
            <text:p text:style-name="P12"/>
          </table:table-cell>
          <table:table-cell table:style-name="Tabla3.E5" office:value-type="string">
            <text:p text:style-name="P14"/>
          </table:table-cell>
          <table:table-cell table:style-name="Tabla3.F5" office:value-type="string">
            <text:p text:style-name="P14"/>
          </table:table-cell>
          <table:table-cell table:style-name="Tabla3.G5" office:value-type="string">
            <text:p text:style-name="P14"/>
          </table:table-cell>
          <table:table-cell table:style-name="Tabla3.H5" office:value-type="string">
            <text:p text:style-name="P14"/>
          </table:table-cell>
          <table:table-cell table:style-name="Tabla3.I5" office:value-type="string">
            <text:p text:style-name="P14"/>
          </table:table-cell>
        </table:table-row>
        <table:table-row table:style-name="TableLine1967629264048">
          <table:table-cell table:style-name="Tabla3.A5" office:value-type="string">
            <text:p text:style-name="P14"/>
          </table:table-cell>
          <table:table-cell table:style-name="Tabla3.B5" office:value-type="string">
            <text:p text:style-name="P14"/>
          </table:table-cell>
          <table:table-cell table:style-name="Tabla3.C5" office:value-type="string">
            <text:p text:style-name="P15"/>
          </table:table-cell>
          <table:table-cell table:style-name="Tabla3.D5" office:value-type="string">
            <text:p text:style-name="P12"/>
          </table:table-cell>
          <table:table-cell table:style-name="Tabla3.E5" office:value-type="string">
            <text:p text:style-name="P14"/>
          </table:table-cell>
          <table:table-cell table:style-name="Tabla3.F5" office:value-type="string">
            <text:p text:style-name="P14"/>
          </table:table-cell>
          <table:table-cell table:style-name="Tabla3.G5" office:value-type="string">
            <text:p text:style-name="P14"/>
          </table:table-cell>
          <table:table-cell table:style-name="Tabla3.H5" office:value-type="string">
            <text:p text:style-name="P14"/>
          </table:table-cell>
          <table:table-cell table:style-name="Tabla3.I5" office:value-type="string">
            <text:p text:style-name="P14"/>
          </table:table-cell>
        </table:table-row>
        <table:table-row table:style-name="TableLine1967629263184">
          <table:table-cell table:style-name="Tabla3.A5" office:value-type="string">
            <text:p text:style-name="P14"/>
          </table:table-cell>
          <table:table-cell table:style-name="Tabla3.B5" office:value-type="string">
            <text:p text:style-name="P14"/>
          </table:table-cell>
          <table:table-cell table:style-name="Tabla3.C5" office:value-type="string">
            <text:p text:style-name="P15"/>
          </table:table-cell>
          <table:table-cell table:style-name="Tabla3.D5" office:value-type="string">
            <text:p text:style-name="P12"/>
          </table:table-cell>
          <table:table-cell table:style-name="Tabla3.E5" office:value-type="string">
            <text:p text:style-name="P14"/>
          </table:table-cell>
          <table:table-cell table:style-name="Tabla3.F5" office:value-type="string">
            <text:p text:style-name="P14"/>
          </table:table-cell>
          <table:table-cell table:style-name="Tabla3.G5" office:value-type="string">
            <text:p text:style-name="P14"/>
          </table:table-cell>
          <table:table-cell table:style-name="Tabla3.H5" office:value-type="string">
            <text:p text:style-name="P14"/>
          </table:table-cell>
          <table:table-cell table:style-name="Tabla3.I5" office:value-type="string">
            <text:p text:style-name="P14"/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3-10-18T17:55:13.814000000</dc:date>
    <meta:editing-duration>PT5H9M24S</meta:editing-duration>
    <meta:editing-cycles>73</meta:editing-cycles>
    <meta:generator>LibreOffice/7.3.3.2$Windows_X86_64 LibreOffice_project/d1d0ea68f081ee2800a922cac8f79445e4603348</meta:generator>
    <meta:document-statistic meta:table-count="4" meta:image-count="0" meta:object-count="0" meta:page-count="2" meta:paragraph-count="28" meta:word-count="271" meta:character-count="1677" meta:non-whitespace-character-count="1441"/>
  </office:meta>
</office:document-meta>
</file>